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Lucidasans, 'Lucida Sans', 'Arial Unicode MS'"/>
    <style:font-face style:name="Courier New" svg:font-family="'Courier New'" style:font-family-generic="modern"/>
    <style:font-face style:name="Courier New1" svg:font-family="'Courier New'" style:font-family-generic="modern" style:font-pitch="fixed"/>
    <style:font-face style:name="Bitstream Vera Sans" svg:font-family="'Bitstream Vera Sans'"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P1" style:family="paragraph" style:parent-style-name="Standard" style:master-page-name="Standard">
      <style:paragraph-properties fo:text-align="center" style:justify-single-word="false" style:text-autospace="none"/>
      <style:text-properties fo:color="#00007f" style:font-name="Helvetica" fo:font-size="24.5pt" fo:language="es" fo:country="ES" style:font-size-asian="24.5pt" style:font-name-complex="Arial" style:font-size-complex="24.5pt"/>
    </style:style>
    <style:style style:name="P2" style:family="paragraph" style:parent-style-name="Standard">
      <style:paragraph-properties fo:text-align="center" style:justify-single-word="false" style:text-autospace="none"/>
      <style:text-properties fo:color="#00007f" style:font-name="Helvetica" fo:font-size="24.5pt" fo:language="es" fo:country="ES" style:font-size-asian="24.5pt" style:font-name-complex="Arial" style:font-size-complex="24.5pt"/>
    </style:style>
    <style:style style:name="P3" style:family="paragraph" style:parent-style-name="Standard">
      <style:paragraph-properties fo:text-align="center" style:justify-single-word="false" style:text-autospace="none"/>
      <style:text-properties fo:color="#00007f" style:font-name="Helvetica" fo:font-size="19pt" fo:language="es" fo:country="ES" style:font-size-asian="19pt" style:font-name-complex="Arial" style:font-size-complex="19pt"/>
    </style:style>
    <style:style style:name="P4" style:family="paragraph" style:parent-style-name="Standard">
      <style:paragraph-properties fo:text-align="center" style:justify-single-word="false" style:text-autospace="none"/>
      <style:text-properties fo:color="#00007f" style:font-name="Helvetica" fo:font-size="11.5pt" fo:language="es" fo:country="ES" fo:font-weight="bold" style:font-size-asian="11.5pt" style:font-weight-asian="bold" style:font-name-complex="Arial" style:font-size-complex="11.5pt" style:font-weight-complex="bold"/>
    </style:style>
    <style:style style:name="P5" style:family="paragraph" style:parent-style-name="Standard">
      <style:paragraph-properties fo:text-align="center" style:justify-single-word="false" style:text-autospace="none"/>
      <style:text-properties style:font-name="Helvetica"/>
    </style:style>
    <style:style style:name="P6" style:family="paragraph" style:parent-style-name="Standard">
      <style:paragraph-properties style:text-autospace="none"/>
      <style:text-properties fo:color="#000000" style:font-name="Helvetica" fo:font-size="11.5pt" fo:language="es" fo:country="ES" style:font-size-asian="11.5pt" style:font-name-complex="Arial" style:font-size-complex="11.5pt"/>
    </style:style>
    <style:style style:name="P7" style:family="paragraph" style:parent-style-name="Standard">
      <style:paragraph-properties style:text-autospace="none"/>
      <style:text-properties fo:color="#000000" style:font-name="Helvetica" fo:font-size="11.5pt" style:font-size-asian="11.5pt" style:font-name-complex="Arial" style:font-size-complex="11.5pt"/>
    </style:style>
    <style:style style:name="P8" style:family="paragraph" style:parent-style-name="Standard">
      <style:paragraph-properties fo:text-align="center" style:justify-single-word="false" style:text-autospace="none"/>
      <style:text-properties fo:color="#000000" style:font-name="Helvetica" fo:font-size="11.5pt" fo:language="es" fo:country="ES" fo:font-style="italic" style:font-size-asian="11.5pt" style:font-style-asian="italic" style:font-name-complex="Arial" style:font-size-complex="11.5pt" style:font-style-complex="italic"/>
    </style:style>
    <style:style style:name="P9" style:family="paragraph" style:parent-style-name="Standard">
      <style:paragraph-properties style:text-autospace="none"/>
      <style:text-properties fo:color="#000000" style:font-name="Helvetica" fo:font-size="11.5pt" fo:font-style="italic" style:font-size-asian="11.5pt" style:font-style-asian="italic" style:font-name-complex="Arial" style:font-size-complex="11.5pt" style:font-style-complex="italic"/>
    </style:style>
    <style:style style:name="P10" style:family="paragraph" style:parent-style-name="Standard">
      <style:paragraph-properties style:text-autospace="none"/>
      <style:text-properties style:font-name="Helvetica"/>
    </style:style>
    <style:style style:name="P11" style:family="paragraph" style:parent-style-name="Standard">
      <style:paragraph-properties style:text-autospace="none"/>
      <style:text-properties fo:color="#00007f" style:font-name="Helvetica" fo:font-size="13pt" fo:language="es" fo:country="ES" style:font-size-asian="13pt" style:font-name-complex="Arial" style:font-size-complex="13pt"/>
    </style:style>
    <style:style style:name="P12" style:family="paragraph" style:parent-style-name="Standard">
      <style:paragraph-properties style:text-autospace="none">
        <style:tab-stops>
          <style:tab-stop style:position="0.635cm"/>
        </style:tab-stops>
      </style:paragraph-properties>
      <style:text-properties fo:color="#000000" style:font-name="Helvetica" fo:font-size="11.5pt" fo:language="es" fo:country="ES" style:font-size-asian="11.5pt" style:font-name-complex="Arial" style:font-size-complex="11.5pt"/>
    </style:style>
    <style:style style:name="P13" style:family="paragraph" style:parent-style-name="Standard">
      <style:paragraph-properties style:text-autospace="none">
        <style:tab-stops>
          <style:tab-stop style:position="0.635cm"/>
        </style:tab-stops>
      </style:paragraph-properties>
      <style:text-properties fo:color="#000000" style:font-name="Helvetica" fo:font-size="11.5pt" style:font-size-asian="11.5pt" style:font-name-complex="Arial" style:font-size-complex="11.5pt"/>
    </style:style>
    <style:style style:name="P14" style:family="paragraph" style:parent-style-name="Standard" style:list-style-name="WW8Num4">
      <style:paragraph-properties fo:margin-left="0cm" fo:margin-right="0cm" fo:text-indent="0cm" style:auto-text-indent="false" style:text-autospace="none"/>
      <style:text-properties style:font-name="Helvetica"/>
    </style:style>
    <style:style style:name="P15" style:family="paragraph" style:parent-style-name="Standard" style:list-style-name="WW8Num4">
      <style:paragraph-properties fo:margin-left="0cm" fo:margin-right="0cm" fo:text-indent="0cm" style:auto-text-indent="false" style:text-autospace="none"/>
      <style:text-properties fo:color="#000000" style:font-name="Helvetica" fo:font-size="11.5pt" fo:language="es" fo:country="ES" style:font-size-asian="11.5pt" style:font-name-complex="Arial" style:font-size-complex="11.5pt"/>
    </style:style>
    <style:style style:name="P16" style:family="paragraph" style:parent-style-name="Standard">
      <style:paragraph-properties style:text-autospace="none"/>
      <style:text-properties style:font-name="Helvetica" style:font-name-complex="Arial"/>
    </style:style>
    <style:style style:name="P17" style:family="paragraph" style:parent-style-name="Standard">
      <style:paragraph-properties style:text-autospace="none"/>
      <style:text-properties fo:color="#00007f" style:font-name="Helvetica" fo:font-size="14pt" style:font-size-asian="14pt" style:font-name-complex="Arial" style:font-size-complex="14pt"/>
    </style:style>
    <style:style style:name="P18" style:family="paragraph" style:parent-style-name="Standard">
      <style:paragraph-properties style:text-autospace="none"/>
      <style:text-properties fo:color="#00007f" style:font-name="Helvetica" fo:font-size="13pt" style:font-size-asian="13pt" style:font-name-complex="Arial" style:font-size-complex="13pt"/>
    </style:style>
    <style:style style:name="P19" style:family="paragraph" style:parent-style-name="Standard">
      <style:paragraph-properties fo:margin-left="0.635cm" fo:margin-right="0cm" fo:text-indent="0cm" style:auto-text-indent="false" style:text-autospace="none"/>
      <style:text-properties fo:color="#000000" style:font-name="Helvetica" fo:font-size="11.5pt" fo:language="es" fo:country="ES" style:font-size-asian="11.5pt" style:font-name-complex="Arial" style:font-size-complex="11.5pt"/>
    </style:style>
    <style:style style:name="P20" style:family="paragraph" style:parent-style-name="Standard">
      <style:paragraph-properties fo:margin-left="0.635cm" fo:margin-right="0cm" fo:text-indent="0cm" style:auto-text-indent="false" style:text-autospace="none"/>
      <style:text-properties fo:color="#000000" style:font-name="Helvetica" fo:font-size="11.5pt" style:font-size-asian="11.5pt" style:font-name-complex="Arial" style:font-size-complex="11.5pt"/>
    </style:style>
    <style:style style:name="P21" style:family="paragraph" style:parent-style-name="Standard">
      <style:paragraph-properties fo:margin-left="0.635cm" fo:margin-right="0cm" fo:text-indent="0cm" style:auto-text-indent="false" style:text-autospace="none"/>
    </style:style>
    <style:style style:name="P22" style:family="paragraph" style:parent-style-name="Standard" style:list-style-name="WW8Num5">
      <style:paragraph-properties fo:margin-left="0cm" fo:margin-right="0cm" fo:text-indent="0cm" style:auto-text-indent="false" style:text-autospace="none"/>
      <style:text-properties style:font-name="Helvetica"/>
    </style:style>
    <style:style style:name="P23" style:family="paragraph" style:parent-style-name="Standard" style:list-style-name="WW8Num5">
      <style:paragraph-properties fo:margin-left="0cm" fo:margin-right="0cm" fo:text-indent="0cm" style:auto-text-indent="false" style:text-autospace="none"/>
      <style:text-properties fo:color="#000000" style:font-name="Helvetica" fo:font-size="11.5pt" fo:language="es" fo:country="ES" fo:font-weight="bold" fo:background-color="transparent" style:font-size-asian="11.5pt" style:font-weight-asian="bold" style:font-name-complex="Arial" style:font-size-complex="11.5pt" style:font-weight-complex="bold"/>
    </style:style>
    <style:style style:name="P24" style:family="paragraph" style:parent-style-name="Standard" style:list-style-name="WW8Num5">
      <style:paragraph-properties fo:margin-left="0cm" fo:margin-right="0cm" fo:text-indent="0cm" style:auto-text-indent="false" style:text-autospace="none"/>
      <style:text-properties fo:color="#000000" style:font-name="Helvetica" fo:font-size="11.5pt" fo:language="es" fo:country="ES" fo:font-weight="normal" style:font-size-asian="11.5pt" style:font-weight-asian="normal" style:font-name-complex="Arial" style:font-size-complex="11.5pt" style:font-weight-complex="normal"/>
    </style:style>
    <style:style style:name="P25" style:family="paragraph" style:parent-style-name="Standard">
      <style:paragraph-properties style:text-autospace="none"/>
      <style:text-properties fo:color="#000000" style:font-name="Helvetica" fo:font-size="11.5pt" fo:language="es" fo:country="ES" fo:font-weight="bold" style:font-size-asian="11.5pt" style:font-weight-asian="bold" style:font-name-complex="Arial" style:font-size-complex="11.5pt" style:font-weight-complex="bold"/>
    </style:style>
    <style:style style:name="P26" style:family="paragraph" style:parent-style-name="Standard">
      <style:paragraph-properties fo:margin-left="0.635cm" fo:margin-right="0cm" fo:text-indent="0cm" style:auto-text-indent="false" style:text-autospace="none"/>
      <style:text-properties fo:color="#000000" style:font-name="Helvetica" fo:font-size="11.5pt" fo:language="es" fo:country="ES" fo:background-color="transparent" style:font-size-asian="11.5pt" style:font-name-complex="Arial" style:font-size-complex="11.5pt"/>
    </style:style>
    <style:style style:name="P27" style:family="paragraph" style:parent-style-name="Standard">
      <style:paragraph-properties style:text-autospace="none"/>
    </style:style>
    <style:style style:name="P28" style:family="paragraph" style:parent-style-name="Standard">
      <style:paragraph-properties style:text-autospace="none"/>
      <style:text-properties fo:color="#000000" style:font-name="Helvetica" fo:font-size="11.5pt" fo:language="es" fo:country="ES" fo:background-color="transparent" style:font-size-asian="11.5pt" style:font-name-complex="Arial" style:font-size-complex="11.5pt"/>
    </style:style>
    <style:style style:name="P29" style:family="paragraph" style:parent-style-name="Standard">
      <style:paragraph-properties style:text-autospace="none"/>
      <style:text-properties fo:color="#000000" style:font-name="Helvetica" fo:font-size="11.5pt" fo:background-color="transparent" style:font-size-asian="11.5pt" style:font-name-complex="Arial" style:font-size-complex="11.5pt"/>
    </style:style>
    <style:style style:name="P30" style:family="paragraph" style:parent-style-name="Standard">
      <style:paragraph-properties style:text-autospace="none"/>
      <style:text-properties fo:color="#00007f" style:font-name="Helvetica" fo:font-size="14pt" fo:background-color="transparent" style:font-size-asian="14pt" style:font-name-complex="Arial" style:font-size-complex="14pt"/>
    </style:style>
    <style:style style:name="P31" style:family="paragraph" style:parent-style-name="Standard">
      <style:paragraph-properties style:text-autospace="none"/>
      <style:text-properties fo:color="#00007f" style:font-name="Helvetica" fo:font-size="13pt" fo:background-color="transparent" style:font-size-asian="13pt" style:font-name-complex="Arial" style:font-size-complex="13pt"/>
    </style:style>
    <style:style style:name="P32" style:family="paragraph" style:parent-style-name="Standard">
      <style:paragraph-properties fo:margin-left="0.635cm" fo:margin-right="0cm" fo:text-indent="0cm" style:auto-text-indent="false" style:text-autospace="none"/>
      <style:text-properties fo:color="#000000" style:font-name="Helvetica" fo:font-size="11.5pt" fo:language="es" fo:country="ES" fo:background-color="#ffff00" style:font-size-asian="11.5pt" style:font-name-complex="Arial" style:font-size-complex="11.5pt"/>
    </style:style>
    <style:style style:name="P33" style:family="paragraph" style:parent-style-name="Standard">
      <style:paragraph-properties fo:margin-left="0.635cm" fo:margin-right="0cm" fo:text-indent="0cm" style:auto-text-indent="false" style:text-autospace="none"/>
      <style:text-properties fo:color="#000000" style:font-name="Helvetica" fo:language="es" fo:country="ES" style:font-name-complex="Arial"/>
    </style:style>
    <style:style style:name="P34" style:family="paragraph" style:parent-style-name="Standard">
      <style:paragraph-properties fo:margin-left="0.635cm" fo:margin-right="0cm" fo:text-indent="0cm" style:auto-text-indent="false" style:text-autospace="none"/>
      <style:text-properties style:font-name="Helvetica" style:font-name-complex="Arial"/>
    </style:style>
    <style:style style:name="P35" style:family="paragraph" style:parent-style-name="Standard" style:list-style-name="L1">
      <style:paragraph-properties fo:margin-left="0.635cm" fo:margin-right="0cm" fo:text-indent="0cm" style:auto-text-indent="false" style:text-autospace="none"/>
      <style:text-properties style:font-name="Helvetica" style:font-name-complex="Arial"/>
    </style:style>
    <style:style style:name="P36" style:family="paragraph" style:parent-style-name="Standard">
      <style:paragraph-properties fo:margin-left="0.635cm" fo:margin-right="0cm" fo:text-align="center" style:justify-single-word="false" fo:text-indent="0cm" style:auto-text-indent="false" style:text-autospace="none"/>
      <style:text-properties style:font-name="Helvetica" style:font-name-complex="Arial"/>
    </style:style>
    <style:style style:name="P37" style:family="paragraph" style:parent-style-name="Standard">
      <style:paragraph-properties fo:margin-left="0.635cm" fo:margin-right="0cm" fo:text-align="start" style:justify-single-word="false" fo:text-indent="0cm" style:auto-text-indent="false" style:text-autospace="none"/>
      <style:text-properties style:font-name="Helvetica" style:font-name-complex="Arial"/>
    </style:style>
    <style:style style:name="P38" style:family="paragraph" style:parent-style-name="Standard" style:list-style-name="L2">
      <style:paragraph-properties fo:margin-left="0.635cm" fo:margin-right="0cm" fo:text-align="start" style:justify-single-word="false" fo:text-indent="0cm" style:auto-text-indent="false" style:text-autospace="none"/>
      <style:text-properties style:font-name="Helvetica" fo:font-style="italic" style:font-style-asian="italic" style:font-name-complex="Arial" style:font-style-complex="italic"/>
    </style:style>
    <style:style style:name="T1" style:family="text">
      <style:text-properties fo:color="#00007f" fo:font-size="11.5pt" fo:language="es" fo:country="ES" fo:font-weight="bold" style:font-size-asian="11.5pt" style:font-weight-asian="bold" style:font-name-complex="Arial" style:font-size-complex="11.5pt" style:font-weight-complex="bold"/>
    </style:style>
    <style:style style:name="T2" style:family="text">
      <style:text-properties fo:color="#00007f" fo:font-size="11.5pt" fo:language="es" fo:country="ES" style:font-size-asian="11.5pt" style:font-name-complex="Arial" style:font-size-complex="11.5pt"/>
    </style:style>
    <style:style style:name="T3" style:family="text">
      <style:text-properties fo:color="#00007f" fo:font-size="14pt" style:font-size-asian="14pt" style:font-name-complex="Arial" style:font-size-complex="14pt"/>
    </style:style>
    <style:style style:name="T4" style:family="text">
      <style:text-properties fo:color="#00007f" fo:font-size="14pt" fo:language="es" fo:country="ES" style:font-size-asian="14pt" style:font-name-complex="Arial" style:font-size-complex="14pt"/>
    </style:style>
    <style:style style:name="T5" style:family="text">
      <style:text-properties fo:color="#000000" fo:font-size="11.5pt" fo:language="es" fo:country="ES" fo:font-style="italic" style:font-size-asian="11.5pt" style:font-style-asian="italic" style:font-name-complex="Arial" style:font-size-complex="11.5pt" style:font-style-complex="italic"/>
    </style:style>
    <style:style style:name="T6" style:family="text">
      <style:text-properties fo:color="#000000" fo:font-size="11.5pt" fo:language="es" fo:country="ES" style:font-size-asian="11.5pt" style:font-name-complex="Arial" style:font-size-complex="11.5pt"/>
    </style:style>
    <style:style style:name="T7" style:family="text">
      <style:text-properties fo:color="#000000" fo:font-size="11.5pt" fo:language="es" fo:country="ES" style:font-size-asian="11.5pt" style:font-name-complex="Arial" style:font-size-complex="11.5pt" style:font-style-complex="italic"/>
    </style:style>
    <style:style style:name="T8" style:family="text">
      <style:text-properties fo:color="#000000" fo:font-size="11.5pt" fo:language="es" fo:country="ES" fo:background-color="transparent" style:font-size-asian="11.5pt" style:font-name-complex="Arial" style:font-size-complex="11.5pt"/>
    </style:style>
    <style:style style:name="T9" style:family="text">
      <style:text-properties fo:font-style="italic" style:font-style-asian="italic" style:font-style-complex="italic"/>
    </style:style>
    <style:style style:name="T10" style:family="text">
      <style:text-properties fo:background-color="transparent"/>
    </style:style>
    <style:style style:name="T11" style:family="text" style:parent-style-name="tw4winMark">
      <style:text-properties style:font-name="Helvetica" style:font-name-complex="Arial"/>
    </style:style>
    <style:style style:name="T12" style:family="text">
      <style:text-properties fo:color="#000000" fo:font-size="11.5pt" fo:language="es" fo:country="ES" fo:font-weight="bold" style:font-size-asian="11.5pt" style:font-weight-asian="bold" style:font-name-complex="Arial" style:font-size-complex="11.5pt" style:font-weight-complex="bold"/>
    </style:style>
    <style:style style:name="T13" style:family="text">
      <style:text-properties fo:font-weight="normal" style:font-weight-asian="normal" style:font-weight-complex="normal"/>
    </style:style>
    <style:style style:name="T14" style:family="text">
      <style:text-properties fo:font-weight="normal" fo:background-color="#ffff00" style:font-weight-asian="normal" style:font-weight-complex="normal"/>
    </style:style>
    <style:style style:name="T15" style:family="text" style:parent-style-name="tw4winMark">
      <style:text-properties fo:color="#00007f" style:font-name="Helvetica" fo:font-size="14pt" style:font-size-asian="14pt" style:font-name-complex="Arial" style:font-size-complex="14pt"/>
    </style:style>
    <style:style style:name="T16" style:family="text">
      <style:text-properties fo:background-color="#ffff00"/>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1cm" text:min-label-width="0.635cm"/>
        <style:text-properties style:font-name="StarSymbol"/>
      </text:list-level-style-bullet>
      <text:list-level-style-bullet text:level="3" text:style-name="Bullet_20_Symbols" style:num-suffix="." text:bullet-char="–">
        <style:list-level-properties text:space-before="2.561cm" text:min-label-width="0.635cm"/>
        <style:text-properties style:font-name="StarSymbol"/>
      </text:list-level-style-bullet>
      <text:list-level-style-bullet text:level="4" text:style-name="Bullet_20_Symbols" style:num-suffix="." text:bullet-char="–">
        <style:list-level-properties text:space-before="3.842cm" text:min-label-width="0.635cm"/>
        <style:text-properties style:font-name="StarSymbol"/>
      </text:list-level-style-bullet>
      <text:list-level-style-bullet text:level="5" text:style-name="Bullet_20_Symbols" style:num-suffix="." text:bullet-char="–">
        <style:list-level-properties text:space-before="5.122cm" text:min-label-width="0.635cm"/>
        <style:text-properties style:font-name="StarSymbol"/>
      </text:list-level-style-bullet>
      <text:list-level-style-bullet text:level="6" text:style-name="Bullet_20_Symbols" style:num-suffix="." text:bullet-char="–">
        <style:list-level-properties text:space-before="6.403cm" text:min-label-width="0.635cm"/>
        <style:text-properties style:font-name="StarSymbol"/>
      </text:list-level-style-bullet>
      <text:list-level-style-bullet text:level="7" text:style-name="Bullet_20_Symbols" style:num-suffix="." text:bullet-char="–">
        <style:list-level-properties text:space-before="7.684cm" text:min-label-width="0.635cm"/>
        <style:text-properties style:font-name="StarSymbol"/>
      </text:list-level-style-bullet>
      <text:list-level-style-bullet text:level="8" text:style-name="Bullet_20_Symbols" style:num-suffix="." text:bullet-char="–">
        <style:list-level-properties text:space-before="8.964cm" text:min-label-width="0.635cm"/>
        <style:text-properties style:font-name="StarSymbol"/>
      </text:list-level-style-bullet>
      <text:list-level-style-bullet text:level="9" text:style-name="Bullet_20_Symbols" style:num-suffix="." text:bullet-char="–">
        <style:list-level-properties text:space-before="10.245cm" text:min-label-width="0.635cm"/>
        <style:text-properties style:font-name="StarSymbol"/>
      </text:list-level-style-bullet>
      <text:list-level-style-bullet text:level="10" text:style-name="Bullet_20_Symbols" style:num-suffix="." text:bullet-char="–">
        <style:list-level-properties text:space-before="11.52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Licencia Pública de la Unión Europea </text:p>
      <text:p text:style-name="P3">V.1.0</text:p>
      <text:p text:style-name="P4"/>
      <text:p text:style-name="P5"><text:span text:style-name="T1">EUPL </text:span><text:span text:style-name="T2">© the European Community 2007</text:span></text:p>
      <text:p text:style-name="P4"/>
      <text:p text:style-name="P4"/>
      <text:p text:style-name="P6">Esta licencia pública de la Unión Europea (la “EUPL”) se aplica a la Obra o al Software (como se define más abajo) concedida/o bajo las condiciones de esta licencia. Cualquier uso de la Obra, distinto al autorizado por esta Licencia, está prohibido (en tal caso el uso está protegido por un derecho del propietario del copyright de la Obra).</text:p>
      <text:p text:style-name="P6"/>
      <text:p text:style-name="P6">La Obra Original se proporciona bajo las condiciones de esta Licencia si el Cedente (así denominado en adelante) ha puesto el siguiente aviso inmediatamente después del aviso del copyright de la Obra original.</text:p>
      <text:p text:style-name="P7"/>
      <text:p text:style-name="P8">Autorizado bajo la EUPL v.1.0</text:p>
      <text:p text:style-name="P9"/>
      <text:p text:style-name="P6">o ha expresado por cualquier otro medio su disposición de autorizar bajo la EUPL.</text:p>
      <text:p text:style-name="P7"/>
      <text:p text:style-name="P10"><text:span text:style-name="T3">1. </text:span><text:span text:style-name="T4">Definiciones</text:span></text:p>
      <text:p text:style-name="P11"/>
      <text:p text:style-name="P12"><text:tab/>En esta Licencia, las siguientes expresiones tienen los siguientes significados:</text:p>
      <text:p text:style-name="P13"/>
      <text:list text:style-name="WW8Num4">
        <text:list-item>
          <text:p text:style-name="P14"><text:span text:style-name="T5">La Licencia: </text:span><text:span text:style-name="T6">esta Licencia</text:span></text:p>
        </text:list-item>
        <text:list-item>
          <text:p text:style-name="P14"><text:span text:style-name="T5">La Obra Original o el Software: </text:span><text:span text:style-name="T7">e</text:span><text:span text:style-name="T6">l software distribuido y/o comunicado por el Cedente bajo esta Licencia, disponible en forma de Código Fuente y también en forma de Código Ejecutable, según el caso.</text:span></text:p>
        </text:list-item>
        <text:list-item>
          <text:p text:style-name="P14"><text:span text:style-name="T5">Obras Derivadas: </text:span><text:span text:style-name="T6">Las obras o software que pudieran ser creados por el titular de la Licencia, basados en la Obra Original o en sus modificaciones. Esta Licencia no define hasta que punto una modificación o dependencia de la Obra Original tiene que ser perceptible para clasificar una obra como Derivada; este grado está determinado por el copyright, aplicable en el país mencionado en el artículo 15. </text:span></text:p>
        </text:list-item>
        <text:list-item>
          <text:p text:style-name="P14"><text:span text:style-name="T5">La Obra: </text:span><text:span text:style-name="T6">La Obra Original y/o sus Obras Derivadas.</text:span></text:p>
        </text:list-item>
        <text:list-item>
          <text:p text:style-name="P14"><text:span text:style-name="T5">El Código Fuente: </text:span><text:span text:style-name="T6">La forma de la Obra, legible por el hombre, </text:span><text:span text:style-name="T8">que sea mas conveniente para su estudio y modificación.</text:span></text:p>
        </text:list-item>
        <text:list-item>
          <text:p text:style-name="P14"><text:span text:style-name="T5">El Código Ejecutable: </text:span><text:span text:style-name="T6">todo tipo de código que ha sido generalmente recopilado y que tiene la intención de ser interpretado por un ordenador como programa.</text:span></text:p>
        </text:list-item>
        <text:list-item>
          <text:p text:style-name="P14"><text:span text:style-name="T5">El Cedente: </text:span><text:span text:style-name="T6">la persona física o legal, que distribuye y/o comunica la Obra bajo la Licencia.</text:span></text:p>
        </text:list-item>
        <text:list-item>
          <text:p text:style-name="P14"><text:span text:style-name="T5">Colaborador(es): </text:span><text:span text:style-name="T6">toda persona física o legal que modifica la Obra bajo la Licencia, o contribuye de otra manera en la creación de una Obra Derivada.</text:span></text:p>
        </text:list-item>
        <text:list-item>
          <text:p text:style-name="P14"><text:span text:style-name="T5">El Titular de la Licencia o “Usted”: </text:span><text:span text:style-name="T6">toda persona física o legal que utiliza el Software bajo las condiciones de esta Licencia.</text:span></text:p>
        </text:list-item>
        <text:list-item>
          <text:p text:style-name="P15"><text:span text:style-name="T9">Distribución y/o Comunicación: </text:span>Cualquier tipo de venta, entrega, préstamo, alquiler, distribución, comunicación, transmisión o puesta en disposición de cualquier manera, on o off-lline, de copias de la Obra a disposición de cualquier persona física o legal.</text:p>
        </text:list-item>
      </text:list>
      <text:p text:style-name="P16"/>
      <text:p text:style-name="P16"/>
      <text:p text:style-name="P17">2. Derechos garantizados por la Licencia</text:p>
      <text:p text:style-name="P18"/>
      <text:p text:style-name="P19">El Cedente le garantiza con la presente una licencia a escala mundial, exenta de derechos de autor, no exclusiva y <text:span text:style-name="T10">sublicenciable </text:span>para lo siguiente y por la duración del copyright indicado en la Obra Original:</text:p>
      <text:p text:style-name="P20"/>
      <text:list text:style-name="WW8Num4">
        <text:list-item text:start-value="1">
          <text:p text:style-name="P15">el uso de la Obra en cualquier circunstancia y para todo tipo de uso,</text:p>
        </text:list-item>
        <text:list-item>
          <text:p text:style-name="P15">la reproducción de la Obra,</text:p>
        </text:list-item>
        <text:list-item>
          <text:p text:style-name="P15">la modificación de la Obra Original, y la realización de Obras Derivadas, basadas en la Obra,</text:p>
        </text:list-item>
        <text:list-item>
          <text:p text:style-name="P15">la comunicación en cualquier caso de la Obra al público, incluyendo el derecho de ponerla a su disposición o de exponer la Obra o copias de ella y ejecutarla en público,</text:p>
        </text:list-item>
        <text:list-item>
          <text:p text:style-name="P15">la distribución de la Obra o copias de ella,</text:p>
        </text:list-item>
        <text:list-item>
          <text:p text:style-name="P15">el préstamo y el alquiler de la Obra o copias de ella,</text:p>
        </text:list-item>
        <text:list-item>
          <text:p text:style-name="P15">derechos de subcesión en la Obra o copias de ella.</text:p>
        </text:list-item>
      </text:list>
      <text:p text:style-name="P21"><text:span text:style-name="T11"/></text:p>
      <text:p text:style-name="P19">Estos derechos pueden ser ejercitados en cualquier tipo de medio, soporte, formato, ya conocido o inventado posteriormente, en el grado que la ley aplicable lo permita. </text:p>
      <text:p text:style-name="P19"/>
      <text:p text:style-name="P19">En países donde se aplican leyes morales, el Cedente renuncia al derecho de imponer su derecho moral hasta el grado permitido por ley con el fin de activar la Licencia de los derechos económicos listados arriba.</text:p>
      <text:p text:style-name="P6"><text:s text:c="6"/></text:p>
      <text:p text:style-name="P6"><text:s text:c="7"/><text:span text:style-name="T10">El Cedente concede al titular de la licencia los derechos de uso no exclusivo libre de tasa a cualquier patente en posesión por el Cedente para ampliar necesariamente el poder hacer uso de los derechos concedidos sobre la obra bajo esta licencia.</text:span> <text:tab/></text:p>
      <text:p text:style-name="P16"/>
      <text:p text:style-name="P17">3. Comunicación del Código Fuente</text:p>
      <text:p text:style-name="P19"/>
      <text:p text:style-name="P19">El Cedente puede entregar la Obra tanto en forma de Código Fuente como en forma de Código Ejecutable. En el caso de que la Obra es entregada como Código Ejecutable, el Cedente entrega además una copia del Código Fuente, legible por máquina, con cada copia de la Obra que el Cedente distribuye o indica en un aviso después del anuncio de copyright, incorporado en la Obra, un depósito donde el Código Fuente es fácil y gratuitamente accesible mientras que el Cedente siga distribuyendo y/o transmitiendo la Obra.</text:p>
      <text:p text:style-name="P6"/>
      <text:p text:style-name="P16"/>
      <text:p text:style-name="P17">4. Limitaciones del copyright</text:p>
      <text:p text:style-name="P19"/>
      <text:p text:style-name="P19">No existe nada en esta Licencia que intente privar al titular de los beneficios, derivados de alguna excepción o limitación de los derechos exclusivos de los derechos del propietario de la Obra Original o Software, del agotamiento de estos derechos o de otros límites aplicables a ella.</text:p>
      <text:p text:style-name="P19"/>
      <text:p text:style-name="P19"/>
      <text:p text:style-name="P17">5. Obligaciones del Titular de la Licencia</text:p>
      <text:p text:style-name="P18"/>
      <text:p text:style-name="P19">La garantía de los derechos mencionados arriba está sometida a algunas restricciones y obligaciones impuestas sobre el Titular de la Licencia. Las obligaciones son las siguientes:</text:p>
      <text:p text:style-name="P16"/>
      <text:list text:style-name="WW8Num5">
        <text:list-item>
          <text:p text:style-name="P22"><text:span text:style-name="T12">Derecho de atribución: </text:span><text:span text:style-name="T6">El Titular de la Licencia tiene que seguir respetando todo tipo de derechos de reproducción, patente, aviso de marcas, y todo tipo de avisos que se refieran a la Licencia y a la cláusula de exención de responsabilidad de garantías. El Titular de la Licencia tiene que incluir una copia de tales avisos y una copia de la Licencia a cada copia de la Obra que distribuye y/o comunica. El Titular de la Licencia tiene que asegurarse de que cualquier Obra Derivada contenga importantes avisos estipulando las modificaciones de la obra, indicando el nombre y la información de contacto del Colaborador.<text:line-break/></text:span></text:p>
        </text:list-item>
        <text:list-item>
          <text:p text:style-name="P22"><text:span text:style-name="T12">Cláusula Copyleft: </text:span><text:span text:style-name="T6">En el caso de que el Titular de la Licencia distribuya y/o comunique copias de la Obra Original u Obras Derivadas , basadas en la Obra Original, esta distribución y/o Comunicación se realizará bajo las condiciones de esta Licencia EUPL. El Titular de la Licencia (que entonces se convierte en Cedente) no puede proponer, ni tampoco imponer ninguna condición adicional para la Obra o la Obra Derivada, que modifique o restrinja las condiciones de la Licencia.<text:line-break/></text:span></text:p>
        </text:list-item>
        <text:list-item>
          <text:p text:style-name="P23">Clausula de compatibilidad:<text:span text:style-name="T13"> En caso de que el titular de la Licencia distribuya y/o comunique copias de la Obra Derivada basadas en la Obra Original y otro trabajo basado en un Licencia Compatible, esta Distribución y/o Comunicación puede ser hecha bajos los términos de esta Licencia Compatible. Para la explicación de esta clausula, “Licencia Compatible” se hace referencia a las licencias listadas en el apéndice anexo a esta Licencia. </text:span><text:span text:style-name="T14">En caso de conflicto entre las obligaciones derivadas de la Licencia Compatible y las obligaciones propias de esta Licencia deben prevalecer las obligaciones de la Licencia Compatible.</text:span><text:span text:style-name="T13"> </text:span></text:p>
          <text:p text:style-name="P24"/>
        </text:list-item>
        <text:list-item>
          <text:p text:style-name="P22"><text:span text:style-name="T12">Suministro del Código Fuente:</text:span><text:span text:style-name="T6"> Al distribuir y/o comunicar copias de la Obra, el Titular de la Obra también entregará una copia del Código Fuente, legible por máquina, o indicará una página web donde este Código esté disponible fácil y gratuitamente mientras que el Titular de la Licencia siga distribuyendo y/o comunicando la Obra.<text:line-break/></text:span></text:p>
        </text:list-item>
        <text:list-item>
          <text:p text:style-name="P22"><text:span text:style-name="T12">Protección legal: </text:span><text:span text:style-name="T6">Esta Licencia no garantiza la autorización de utilizar nombres de marcas, o marcas registradas, marcas de servicio o nombres del Cedente, excepto tal como es necesario para un uso razonable y habitual, describiendo la Obra Original y reproduciendo el contenido del aviso de copyright.</text:span></text:p>
        </text:list-item>
      </text:list>
      <text:p text:style-name="P25"/>
      <text:p text:style-name="P25"/>
      <text:p text:style-name="P17">6. Cadena de Autoría</text:p>
      <text:p text:style-name="P6"/>
      <text:p text:style-name="P19">El Cedente original garantiza que el copyright de la Obra Original, otorgado con la presente, pertenece a <text:span text:style-name="T10">él/ella</text:span> y que tiene el poder y la autoridad de conceder la Licencia.</text:p>
      <text:p text:style-name="P19">Cada Colaborador garantiza que el derecho de reproducción en las modificaciones que aporta a la Obra le pertenecen a <text:span text:style-name="T10">él/ella</text:span> y que tiene el poder y la autoridad de conceder la Licencia.</text:p>
      <text:p text:style-name="P19"/>
      <text:p text:style-name="P19">Cada vez que Usted, cómo Titular de la Licencia, se convierte en Cedente por el hecho de que Usted distribuye y/o comunica la Obra, el Cedente original y siguientes Colaboradores <text:span text:style-name="T10">le conceden a Usted <text:s/>una Licencia a sus contribuciones a la Obra bajo los términos de esta Licencia.</text:span></text:p>
      <text:p text:style-name="P19"/>
      <text:p text:style-name="P19"/>
      <text:p text:style-name="P19"/>
      <text:p text:style-name="P19"/>
      <text:p text:style-name="P17">7. Cláusula de Exención de Garantía</text:p>
      <text:p text:style-name="P6"/>
      <text:p text:style-name="P26">La Obra es un trabajo en progreso, que está continuamente mejorado por numerosos colaboradores. No es un trabajo terminado y por tanto puede contener defectos o “bugs” inherentes a este tipo de desarrollo de software.</text:p>
      <text:p text:style-name="P19"><text:span text:style-name="T10">Por esta razón, </text:span>el Trabajo se entrega bajo esta Licencia, en su forma tal y como es, sin garantías de cualquier tipo con respecto a la Obra, incluyendo límites de mercado, aptitud para un fin particular, ausencia de defectos o errores, precisión, y no cometer infracciones contra el derecho de propiedad intelectual aparte del derecho de copyright, <text:span text:style-name="T10">según lo indicado en el Articulo 6 de esta Licencia</text:span>. La cláusula de exención de garantía es una parte esencial de esta Licencia y una condición para la concesión de cualquier derecho relacionado con la Obra.</text:p>
      <text:p text:style-name="P6"/>
      <text:p text:style-name="P7"/>
      <text:p text:style-name="P17">8. Cláusula de Exención de Responsabilidad</text:p>
      <text:p text:style-name="P27"><text:span text:style-name="T11"/></text:p>
      <text:p text:style-name="P26">Excepto en los casos de mala conducta o los daños sean causados directamente aother than the European Commission personas físicas, el Cedente en ningún caso asume ninguna responsabilidad, <text:s/>directa o indirecta, material o moral, o de otra clase, que surjan de la Licencia, o del uso de la Obra, incluyendo sin limitación, daños por pérdida de reputación, parar el trabajo, fallo o mal funcionamiento del ordenador, pérdida de datos u otro daño comercial, incluso si el Cedente fue avisado de la posibilidad de este daño. Sin embargo, el Cedente, será responsable bajo las leyes estatutarias del producto tanto como las leyes se aplican a la Obra. </text:p>
      <text:p text:style-name="P6"/>
      <text:p text:style-name="P6"/>
      <text:p text:style-name="P7"/>
      <text:p text:style-name="P17">9. Acuerdos adicionales</text:p>
      <text:p text:style-name="P6"/>
      <text:p text:style-name="P19">Durante la distribución de la Obra Original o de las Obras Derivadas, Usted contempla la posibilidad de incluir un acuerdo adicional para proponer, y cargar una tarifa para, la aceptación de asistencia, indemnización, u otras obligaciones y/o servicios de responsabilidad consecuentes con esta Licencia. No obstante, al aceptar tales obligaciones, Usted puede actuar solamente en su propio nombre y sobre su exclusiva responsabilidad, no en nombre del Cedente original o de otro Colaborador, y solamente si Usted acepta indemnizar, defender, y mantener a salvo su Colaborador ante cualquier responsabilidad incurrida por él, o demandas impuestas contra este Colaborador mediante el hecho de que Usted haya aceptado cualquier garantía o responsabilidad adicional.</text:p>
      <text:p text:style-name="P6"/>
      <text:p text:style-name="P16"/>
      <text:p text:style-name="P17">10. <text:span text:style-name="T10">Aceptación</text:span> de la Licencia</text:p>
      <text:p text:style-name="P6"/>
      <text:p text:style-name="P19">Los suministros de esta Licencia pueden ser aceptados al presionar sobre el icono “I agree” situado bajo la parte inferior de un ventana que muestra el texto de esta Licencia o declarando consentimiento de cualquier otro modo, de acuerdo con las normas de la ley aplicable. Al presionar sobre ese icono indica su inequívoca e irrevocable aceptación de esta Licencia y de todos sus términos y condiciones.</text:p>
      <text:p text:style-name="P26">De la misma forma, Usted acepta irrevocablemente esta Licencia y todo sus términos y condiciones ejercitando cualquier derecho concedido a Usted por el Articulo 2 de esta Licencia, así como el uso de la Obra, la creación por Usted de una Obra Derivada o la Distribución y/o la Comunicación por Usted de la Obra o copias de la misma. </text:p>
      <text:p text:style-name="P28"/>
      <text:p text:style-name="P6"/>
      <text:p text:style-name="P17">11. Información al público</text:p>
      <text:p text:style-name="P27"><text:span text:style-name="T15"/></text:p>
      <text:p text:style-name="P26">En caso de alguna Distribución y/o Comunicación de la Obra realizada por Usted (por ejemplo, ofreciendo la transferencia de la Obra desde un sitio web) el canal o medio de suministro (por ejemplo, el sitio web) <text:s/>Usted debe proporcionar la información al público requerida por la ley aplicable con respecto a la identificación y dirección del Cedente, la Liciencia y de modo que pueda ser accesible, concluida, almacenada y reproducida por la Licencia.</text:p>
      <text:p text:style-name="P6"/>
      <text:p text:style-name="P7"/>
      <text:p text:style-name="P17">12. Finalización de la Licencia</text:p>
      <text:p text:style-name="P18"/>
      <text:p text:style-name="P19">La Licencia y los derechos concedidos a continuación rescindirán automáticamente tras cualquier incumplimiento de las condiciones de la Licencia por el Titular de la Licencia. Dicha finalización no rescindirá las licencias de cualquier persona que haya recibido la Obra desde el Titular de la Licencia bajo Licencia, estas personas suministradas permanecen en total conformidad con la Licencia.</text:p>
      <text:p text:style-name="P6"/>
      <text:p text:style-name="P7"/>
      <text:p text:style-name="P17">13.Varios</text:p>
      <text:p text:style-name="P18"/>
      <text:p text:style-name="P19">Sin perjuicio del artículo 9 arriba indicado, la Licencia representa el completo acuerdo entre las partes referente a la Obra autorizada a continuación.</text:p>
      <text:p text:style-name="P19">Si algún suministro de la Licencia es inválida o imposible de hacer cumplir bajo la ley aplicada, esto no afectará a la validez o la aplicación de hecho de la Licencia globalmente.</text:p>
      <text:p text:style-name="P19">Este suministro será interpretado y/o reformado tanto como sea necesario para hacerlo válido y aplicable.</text:p>
      <text:p text:style-name="P26">La Comisión Europea puede forzar traducciones y/o obligar nuevas versiones de esta Licencia, hasta ahora necesario y razonable. Las nuevas versiones de esta licencia serán publicadas con un único número de versión. La nueva versión de la Licencia se unirá a Usted tan pronto como Usted sea consciente de su publicación.</text:p>
      <text:p text:style-name="P28"/>
      <text:p text:style-name="P29"><text:tab/></text:p>
      <text:p text:style-name="P30">14. Jurisdicción</text:p>
      <text:p text:style-name="P31"><text:tab/></text:p>
      <text:p text:style-name="P32">Cualquier litigio resultante de la interpretación de esta Licencia, que surja entre la Comisión Europea, como Cedente, y cualquier Licencia, esta sujeta a la jurisdicción del Tribunal de Justicia de las Comunidades Europeas, como se determina en el artículo 238 del Tratado que establece la Comunidad Europea.</text:p>
      <text:p text:style-name="P26"/>
      <text:p text:style-name="P26">Cualquier litigio que surja entre las partes, <text:span text:style-name="T16">a excepción de la Comisión Europea</text:span>, y resultante de la interpretación de esta Licencia, estará sujeto a la jurisdicción exclusiva del tribunal competente donde el Cedente reside o dirige su principal negocio.</text:p>
      <text:p text:style-name="P28"/>
      <text:p text:style-name="P29"/>
      <text:p text:style-name="P17">15. Ley aplicable</text:p>
      <text:p text:style-name="P18"/>
      <text:p text:style-name="P33">Esta Licencia estará regida por la ley del país de la Unión Europea donde el Cedente radica o tiene su oficina registrada.</text:p>
      <text:p text:style-name="P34"/>
      <text:p text:style-name="P34">Esta licencia estará regida por la ley Belga si:</text:p>
      <text:p text:style-name="P34"/>
      <text:list text:style-name="L1">
        <text:list-item>
          <text:p text:style-name="P35">un litigio se presenta entre la Comisión Europea, como Cedente, y el Titular de la Licencia;</text:p>
        </text:list-item>
        <text:list-item>
          <text:p text:style-name="P35">el Cedente, a excepción de la Comisión Europea, no tiene residencia o domicilio social dentro de un pais de la Unión Europea.</text:p>
        </text:list-item>
      </text:list>
      <text:p text:style-name="P36"/>
      <text:p text:style-name="P36"/>
      <text:p text:style-name="P36">===</text:p>
      <text:p text:style-name="P36"/>
      <text:p text:style-name="P36"/>
      <text:p text:style-name="P36"/>
      <text:p text:style-name="P36"/>
      <text:p text:style-name="P36"/>
      <text:p text:style-name="P36">Apéndice</text:p>
      <text:p text:style-name="P37"><text:tab/></text:p>
      <text:p text:style-name="P37"><text:tab/>“Licencias Compatibles” de acuerdo con el articulo 5 de la EUPL son:</text:p>
      <text:p text:style-name="P37"/>
      <text:list text:style-name="L2">
        <text:list-item>
          <text:p text:style-name="P38">General Public License (GPL) v. 2</text:p>
        </text:list-item>
        <text:list-item>
          <text:p text:style-name="P38">Open Software License (OSL) v. 2.1, v. 3.0</text:p>
        </text:list-item>
        <text:list-item>
          <text:p text:style-name="P38">Common Public License v. 1.0</text:p>
        </text:list-item>
        <text:list-item>
          <text:p text:style-name="P38">Eclipse Public License v. 1.0</text:p>
        </text:list-item>
        <text:list-item>
          <text:p text:style-name="P38">Cecill v. 2.0</text:p>
          <text:p text:style-name="P38"/>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Lucidasans, 'Lucida Sans', 'Arial Unicode MS'"/>
    <style:font-face style:name="Courier New" svg:font-family="'Courier New'" style:font-family-generic="modern"/>
    <style:font-face style:name="Courier New1" svg:font-family="'Courier New'" style:font-family-generic="modern" style:font-pitch="fixed"/>
    <style:font-face style:name="Bitstream Vera Sans" svg:font-family="'Bitstream Vera Sans'"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n" fo:country="US" style:font-name-asian="Bitstream Vera San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Arial" fo:font-style="italic" style:font-name-asian="Times New Roman" style:font-style-asian="italic"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fo:font-style="italic" style:font-name-asian="Times New Roman" style:font-style-asian="italic" style:font-name-complex="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fo:font-style="italic" style:font-name-asian="Times New Roman" style:font-style-asian="italic" style:font-name-complex="Aria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fo:font-style="italic" style:font-name-asian="Times New Roman" style:font-style-asian="italic"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Arial" fo:font-style="italic" style:font-name-asian="Times New Roman" style:font-style-asian="italic"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Absatz-Standardschriftart" style:family="text"/>
    <style:style style:name="tw4winMark" style:family="text">
      <style:text-properties fo:color="#800080" style:text-position="sub 58%" style:font-name="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1.376cm" text:min-label-width="0.635cm"/>
        <style:text-properties style:font-name="Arial"/>
      </text:list-level-style-bullet>
      <text:list-level-style-bullet text:level="2" text:style-name="WW8Num3z1" style:num-suffix="." text:bullet-char="o">
        <style:list-level-properties text:space-before="2.646cm" text:min-label-width="0.635cm"/>
        <style:text-properties style:font-name="Courier New1"/>
      </text:list-level-style-bullet>
      <text:list-level-style-bullet text:level="3" text:style-name="WW8Num3z2" style:num-suffix="." text:bullet-char="">
        <style:list-level-properties text:space-before="3.916cm" text:min-label-width="0.635cm"/>
        <style:text-properties style:font-name="Wingdings"/>
      </text:list-level-style-bullet>
      <text:list-level-style-bullet text:level="4" text:style-name="WW8Num3z3" style:num-suffix="." text:bullet-char="">
        <style:list-level-properties text:space-before="5.186cm" text:min-label-width="0.635cm"/>
        <style:text-properties style:font-name="Symbol"/>
      </text:list-level-style-bullet>
      <text:list-level-style-bullet text:level="5" text:style-name="WW8Num3z1" style:num-suffix="." text:bullet-char="o">
        <style:list-level-properties text:space-before="6.456cm" text:min-label-width="0.635cm"/>
        <style:text-properties style:font-name="Courier New1"/>
      </text:list-level-style-bullet>
      <text:list-level-style-bullet text:level="6" text:style-name="WW8Num3z2" style:num-suffix="." text:bullet-char="">
        <style:list-level-properties text:space-before="7.726cm" text:min-label-width="0.635cm"/>
        <style:text-properties style:font-name="Wingdings"/>
      </text:list-level-style-bullet>
      <text:list-level-style-bullet text:level="7" text:style-name="WW8Num3z3" style:num-suffix="." text:bullet-char="">
        <style:list-level-properties text:space-before="8.996cm" text:min-label-width="0.635cm"/>
        <style:text-properties style:font-name="Symbol"/>
      </text:list-level-style-bullet>
      <text:list-level-style-bullet text:level="8" text:style-name="WW8Num3z1" style:num-suffix="." text:bullet-char="o">
        <style:list-level-properties text:space-before="10.266cm" text:min-label-width="0.635cm"/>
        <style:text-properties style:font-name="Courier New1"/>
      </text:list-level-style-bullet>
      <text:list-level-style-bullet text:level="9" text:style-name="WW8Num3z2" style:num-suffix="." text:bullet-char="">
        <style:list-level-properties text:space-before="11.53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Aria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Aria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end" style:justify-single-word="false" style:text-autospace="none"/>
      <style:text-properties fo:font-size="11pt" fo:language="es" fo:country="ES" style:font-size-asian="11pt" style:font-size-complex="11pt"/>
    </style:style>
    <style:style style:name="P2" style:family="paragraph" style:parent-style-name="Standard">
      <style:paragraph-properties style:text-autospace="none">
        <style:tab-stops>
          <style:tab-stop style:position="15.24cm" style:type="right"/>
        </style:tab-stops>
      </style:paragraph-properties>
    </style:style>
    <style:style style:name="T1" style:family="text">
      <style:text-properties fo:color="#000000" fo:font-size="10pt" fo:language="es" fo:country="ES" style:font-size-asian="10pt" style:font-size-complex="10pt"/>
    </style:style>
    <style:page-layout style:name="pm1">
      <style:page-layout-properties fo:page-width="21.59cm" fo:page-height="27.94cm" style:num-format="1" style:print-orientation="portrait" fo:margin-top="1.27cm" fo:margin-bottom="1.27cm" fo:margin-left="2.293cm" fo:margin-right="2.29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47cm" fo:margin-left="0cm" fo:margin-right="0cm" fo:margin-bottom="0.347cm" style:dynamic-spacing="true"/>
      </style:header-style>
      <style:footer-style>
        <style:header-footer-properties fo:min-height="0.847cm" fo:margin-left="0cm" fo:margin-right="0cm" fo:margin-top="0.347cm" style:dynamic-spacing="tru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UPL v.1.0 -ES</text:p>
      </style:header>
      <style:footer>
        <text:p text:style-name="P2"><text:span text:style-name="T1">© European Community 2007 <text:tab/>Página </text:span><text:span text:style-name="T1"><text:page-number text:select-page="current">7</text:page-number></text:span><text:span text:style-name="T1"> de 6</text:span></text:p>
        <text:p text:style-name="Footer"/>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European Union Public Licence</dc:title>
    <meta:initial-creator>Sandra</meta:initial-creator>
    <meta:creation-date>2006-03-01T09:34:00</meta:creation-date>
    <dc:creator>pruebas</dc:creator>
    <dc:date>2007-02-15T12:43:54</dc:date>
    <meta:print-date>2006-05-03T14:34:10</meta:print-date>
    <dc:language>en-US</dc:language>
    <meta:editing-cycles>20</meta:editing-cycles>
    <meta:editing-duration>P1DT0H13M43S</meta:editing-duration>
    <meta:user-defined meta:name="Info 1"/>
    <meta:user-defined meta:name="Info 2"/>
    <meta:user-defined meta:name="Info 3"/>
    <meta:user-defined meta:name="Info 4"/>
    <meta:document-statistic meta:table-count="0" meta:image-count="0" meta:object-count="0" meta:page-count="7" meta:paragraph-count="87" meta:word-count="2288" meta:character-count="13871"/>
  </office:meta>
</office:document-meta>
</file>